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605ca"/>
    </style:style>
    <style:style style:name="P2" style:family="paragraph" style:parent-style-name="Standard">
      <style:text-properties officeooo:paragraph-rsid="0006c7e1"/>
    </style:style>
    <style:style style:name="P3" style:family="paragraph" style:parent-style-name="Standard">
      <style:text-properties fo:font-weight="normal" officeooo:paragraph-rsid="0006c7e1" style:font-weight-asian="normal" style:font-weight-complex="normal"/>
    </style:style>
    <style:style style:name="P4" style:family="paragraph" style:parent-style-name="Standard">
      <style:text-properties fo:font-weight="normal" officeooo:paragraph-rsid="0007f8e6" style:font-weight-asian="normal" style:font-weight-complex="normal"/>
    </style:style>
    <style:style style:name="P5" style:family="paragraph" style:parent-style-name="Standard">
      <style:text-properties officeooo:paragraph-rsid="0008e7b7"/>
    </style:style>
    <style:style style:name="P6" style:family="paragraph" style:parent-style-name="Standard">
      <style:text-properties officeooo:paragraph-rsid="000a1a98"/>
    </style:style>
    <style:style style:name="P7" style:family="paragraph" style:parent-style-name="Text_20_body">
      <style:text-properties fo:font-weight="normal" officeooo:paragraph-rsid="0007f8e6" style:font-weight-asian="normal" style:font-weight-complex="normal"/>
    </style:style>
    <style:style style:name="T1" style:family="text">
      <style:text-properties officeooo:rsid="000605ca"/>
    </style:style>
    <style:style style:name="T2" style:family="text">
      <style:text-properties officeooo:rsid="0006c7e1"/>
    </style:style>
    <style:style style:name="T3" style:family="text">
      <style:text-properties fo:font-weight="bold" officeooo:rsid="0006c7e1"/>
    </style:style>
    <style:style style:name="T4" style:family="text">
      <style:text-properties fo:font-weight="bold" officeooo:rsid="0007f8e6" style:font-weight-asian="bold" style:font-weight-complex="bold"/>
    </style:style>
    <style:style style:name="T5" style:family="text">
      <style:text-properties fo:font-weight="bold" officeooo:rsid="0008e7b7" style:font-weight-asian="bold" style:font-weight-complex="bold"/>
    </style:style>
    <style:style style:name="T6" style:family="text">
      <style:text-properties fo:font-weight="bold" officeooo:rsid="0006c7e1" style:font-weight-asian="bold" style:font-weight-complex="bold"/>
    </style:style>
    <style:style style:name="T7" style:family="text">
      <style:text-properties fo:font-weight="bold" officeooo:rsid="0007f8e6" style:font-weight-asian="normal" style:font-weight-complex="normal"/>
    </style:style>
    <style:style style:name="T8" style:family="text">
      <style:text-properties fo:font-weight="bold" officeooo:rsid="0007f8e6"/>
    </style:style>
    <style:style style:name="T9" style:family="text">
      <style:text-properties officeooo:rsid="0007f8e6"/>
    </style:style>
    <style:style style:name="T10" style:family="text">
      <style:text-properties officeooo:rsid="0008e7b7"/>
    </style:style>
    <style:style style:name="T11" style:family="text">
      <style:text-properties fo:font-weight="normal" officeooo:rsid="0007f8e6" style:font-weight-asian="normal" style:font-weight-complex="normal"/>
    </style:style>
    <style:style style:name="T12" style:family="text">
      <style:text-properties fo:font-weight="normal" officeooo:rsid="0008e7b7" style:font-weight-asian="normal" style:font-weight-complex="normal"/>
    </style:style>
    <style:style style:name="T13" style:family="text">
      <style:text-properties fo:font-weight="normal" officeooo:rsid="0006c7e1" style:font-weight-asian="normal" style:font-weight-complex="normal"/>
    </style:style>
    <style:style style:name="T14" style:family="text">
      <style:text-properties officeooo:rsid="000a1a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ISS MANNERS GUIDE TO COLLEGE HOOKUPS</text:span></text:p>
      <text:p text:style-name="P1"><text:span text:style-name="T1"/></text:p>
      <text:p text:style-name="P1"><text:span text:style-name="T1">College is one of the best times to be single in your life. You're in a community with lots of people close to your age that are also probably mostly single. We've all been there. <text:s/></text:span><text:span text:style-name="T10">You are sexually frustrated. </text:span><text:span text:style-name="T1">You gaze across the quad at someone from your Intro Philosophy class, </text:span><text:span text:style-name="T10">or someone in the dining hall, and </text:span><text:span text:style-name="T1"><text:s/></text:span><text:span text:style-name="T10">o</text:span><text:span text:style-name="T1">ne thing leads to another, the hands are holding, the eyelashes are batting and, tah dah, the lips are locking. What promises to be a wonderful night can turn into a nightmare if certain hook-up courtesies are not followed. <text:s/>These are lessons learned through experience, not indoctrination. </text:span><text:span text:style-name="T10">Remember most hook-ups end up with just making out.</text:span></text:p>
      <text:p text:style-name="P1"><text:span text:style-name="T10"/></text:p>
      <text:p text:style-name="P1"><text:span text:style-name="T1"/></text:p>
      <text:p text:style-name="P1"><text:span text:style-name="T1">THE COURTSHIP</text:span></text:p>
      <text:p text:style-name="P1"><text:span text:style-name="T1"/></text:p>
      <text:p text:style-name="P5"><text:span text:style-name="T1">Titillated at the prospect of “no strings attached” sexual encounters, students across the country are </text:span><text:span text:style-name="T10">increasinglu joining college hook-up networks, the</text:span><text:span text:style-name="T1"> majority of which are </text:span><text:span text:style-name="T10">modeled after the original site</text:span><text:span text:style-name="T1">, UchicagoHookups.com, </text:span><text:span text:style-name="T10">currently re-branded, EduHookups,</text:span><text:span text:style-name="T1"> a site that provides a place for students to post anonymous fliratious messages to other users in hopes of later meeting up and hooking up. </text:span><text:span text:style-name="T10">Whether you meet them on campus, or online, a</text:span><text:span text:style-name="T1">t least know your partner's name. This seems pretty obvious, but sometimes if you have had copious amounts of alcohol, your horniness might make you forget this step. <text:s/>Make some attempt at getting to know your potential suitor, even if it means falling back on the old </text:span><text:span text:style-name="T9">script, </text:span><text:span text:style-name="T1">"Where are you from? What's your major? What is your astrological sign​?” You don't necessarily have to remember these details. The important thing is that you appear to be interested in more about the other person than just his or her sex organs (even if this is not the case). <text:s/></text:span><text:span text:style-name="T9">Besides that, people like hearing their name.</text:span></text:p>
      <text:p text:style-name="P5"><text:span text:style-name="T9"/></text:p>
      <text:p text:style-name="P5"><text:span text:style-name="Strong_20_Emphasis"><text:span text:style-name="T11">Never hook up with friends.</text:span></text:span><text:span text:style-name="T11"> Hooking up with friends automatically changes the dynamic of the friendship. </text:span></text:p>
      <text:p text:style-name="P5"><text:span text:style-name="T11"/></text:p>
      <text:p text:style-name="P5"><text:span text:style-name="Strong_20_Emphasis"><text:span text:style-name="T11">Don't hook up with stupid people</text:span></text:span><text:span text:style-name="T11"> </text:span></text:p>
      <text:p text:style-name="P5"><text:span text:style-name="T11"/></text:p>
      <text:p text:style-name="P5"><text:span text:style-name="T12">They</text:span><text:span text:style-name="T11"> don't have to have a Ph.D. in molecular biology (which is hot, by the way), but </text:span><text:span text:style-name="T12">t</text:span><text:span text:style-name="T11">he</text:span><text:span text:style-name="T12">y</text:span><text:span text:style-name="T11"> ha</text:span><text:span text:style-name="T12">ve</text:span><text:span text:style-name="T11"> to at least be able to discuss current affairs and a few news and political topics. </text:span></text:p>
      <text:p text:style-name="P5"><text:span text:style-name="T11"/></text:p>
      <text:p text:style-name="P5"><text:span text:style-name="Strong_20_Emphasis"><text:span text:style-name="T11">If </text:span></text:span><text:span text:style-name="Strong_20_Emphasis"><text:span text:style-name="T12">t</text:span></text:span><text:span text:style-name="Strong_20_Emphasis"><text:span text:style-name="T11">he</text:span></text:span><text:span text:style-name="Strong_20_Emphasis"><text:span text:style-name="T12">y</text:span></text:span><text:span text:style-name="Strong_20_Emphasis"><text:span text:style-name="T11"> seem weird or creepy, assume that </text:span></text:span><text:span text:style-name="Strong_20_Emphasis"><text:span text:style-name="T12">t</text:span></text:span><text:span text:style-name="Strong_20_Emphasis"><text:span text:style-name="T11">he</text:span></text:span><text:span text:style-name="Strong_20_Emphasis"><text:span text:style-name="T12">y</text:span></text:span><text:span text:style-name="Strong_20_Emphasis"><text:span text:style-name="T11">'</text:span></text:span><text:span text:style-name="Strong_20_Emphasis"><text:span text:style-name="T12">re</text:span></text:span><text:span text:style-name="Strong_20_Emphasis"><text:span text:style-name="T11"> an axe murderer.</text:span></text:span><text:span text:style-name="T11"> Listen to your inner SVU detective. </text:span></text:p>
      <text:p text:style-name="P5"><text:span text:style-name="T11"/></text:p>
      <text:p text:style-name="P1"><text:span text:style-name="T1"/></text:p>
      <text:p text:style-name="P1"><text:span text:style-name="T1">GAMETIME</text:span></text:p>
      <text:p text:style-name="P1"><text:span text:style-name="T1"/></text:p>
      <text:p text:style-name="P6"><text:span text:style-name="T1">You made contact, and now you are getting lucky. <text:s/>Before this happens, make sure you are ready for safe sex. <text:s/>That condom that has been sitting in </text:span><text:span text:style-name="T2">a guy's</text:span><text:span text:style-name="T1"> wallet </text:span><text:span text:style-name="T10">since he was 16</text:span><text:span text:style-name="T1">, </text:span><text:span text:style-name="T2">is </text:span><text:span text:style-name="T10">expired, and not worth the risk</text:span><text:span text:style-name="T2">. <text:s/>Just because she says she is on the pill, doesn't mean a thing, at this point. <text:s/>You are in college now, and neither of you are ready for babies or STDs. </text:span><text:span text:style-name="T14">I</text:span><text:span text:style-name="T2">f you don't have protection available, don't do it. <text:s/>If you are lucky, you have a fresh supply of condoms, because your Mom packed them in your stuff before you left for college. If not, anticpate that one day you will get lucky. If you are old enough to get lucky, you are old enough to buy your own condoms.</text:span></text:p>
      <text:p text:style-name="P1"><text:span text:style-name="T2"/></text:p>
      <text:p text:style-name="P2"><text:span text:style-name="T2">Big problem is, where to go. <text:s/>Yeah, your hook up says, “come to my room, it is no problem.” If they have a single then you win, if they have a roommate, you have to find somewhere else. That roommate did not sign a housing contract for their roommate to be having sex in the other bed. </text:span><text:span text:style-name="T10">I am sure you can </text:span><text:soft-page-break/><text:span text:style-name="T10">be creative, and find someplace to go. </text:span><text:span text:style-name="T14">Best idea is to never go to a strange place, with a stranger.</text:span></text:p>
      <text:p text:style-name="P2"><text:span text:style-name="T2"/></text:p>
      <text:p text:style-name="P2"><text:span text:style-name="T2">Is the other person a virgin? <text:s/>Not really your problem. <text:s/>All you should be worried about is that they say yes. <text:s/></text:span><text:span text:style-name="T6">Oh, and remember, a drunk person cannot consent. <text:s/></text:span></text:p>
      <text:p text:style-name="P2"><text:span text:style-name="T2"/></text:p>
      <text:p text:style-name="P2"><text:span text:style-name="T2"/></text:p>
      <text:p text:style-name="P3"><text:span text:style-name="T2">POST HOOK-UP</text:span></text:p>
      <text:p text:style-name="P3"><text:span text:style-name="T2"/></text:p>
      <text:p text:style-name="P2"><text:span text:style-name="T13">This part can often be awkward. <text:s/>Do you snuggle? <text:s/>If you are not spending the night, it is not worth snuggling. <text:s/></text:span><text:span text:style-name="T2">Don't make </text:span><text:span text:style-name="T14">the person</text:span><text:span text:style-name="T2"> feel like </text:span><text:span text:style-name="T14">t</text:span><text:span text:style-name="T2">he</text:span><text:span text:style-name="T14">y</text:span><text:span text:style-name="T2"> ha</text:span><text:span text:style-name="T14">ve </text:span><text:span text:style-name="T2">to stay if </text:span><text:span text:style-name="T14">t</text:span><text:span text:style-name="T2">he</text:span><text:span text:style-name="T14">y</text:span><text:span text:style-name="T2"> don't want to.  </text:span></text:p>
      <text:p text:style-name="P3"><text:span text:style-name="T2"/></text:p>
      <text:p text:style-name="P3"><text:span text:style-name="T2">Make sure you have everything before you leave. </text:span><text:span text:style-name="T2"> </text:span></text:p>
      <text:p text:style-name="P3"><text:span text:style-name="T2"/></text:p>
      <text:p text:style-name="P3"><text:span text:style-name="T2">If she is not staying, walk her back to her place. <text:s/></text:span></text:p>
      <text:p text:style-name="P3"><text:span text:style-name="T2"/></text:p>
      <text:p text:style-name="P3"><text:span text:style-name="T2"/></text:p>
      <text:p text:style-name="P4"><text:span text:style-name="T9">NOW WHAT?</text:span></text:p>
      <text:p text:style-name="P4"><text:span text:style-name="T9"/></text:p>
      <text:p text:style-name="P4"><text:span text:style-name="T9">You hooked up, that doesn't mean it is a relationship. You both had consenual sex. <text:s/>You've seen each other naked, so if you run into the other, at least say hello. There is no need to be embarrassed. <text:s/>It was a random happening. <text:s/>No rule that says it can't happen again either.</text:span></text:p>
      <text:p text:style-name="P4"><text:span text:style-name="T9"/></text:p>
      <text:p text:style-name="P7"><text:span text:style-name="T9">If it's a one night stand, leave it at that. </text:span>If you did end up in a one night stand situation, don't expect too much to come from it. <text:span text:style-name="T14">Hooking up is NOT dating!</text:span></text:p>
      <text:p text:style-name="P7"><text:span text:style-name="T9">Don't feel guilty. </text:span>If there's any time in your life you can have a guiltless, fun hookup, it's now. </text:p>
      <text:p text:style-name="P4"><text:span text:style-name="T9">Casual sex may grate on the soul, but college is not group therapy. </text:span></text:p>
      <text:p text:style-name="P4"><text:span text:style-name="T9"/></text:p>
      <text:p text:style-name="P4"><text:span text:style-name="T9">As crazy as it sounds, hooking up is a good way to explore your sexuality and find out what you like and don't like -- with a rubber on, of cour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9T19:43:10.11</meta:creation-date>
    <dc:date>2013-05-09T20:57:26.75</dc:date>
    <meta:editing-duration>PT12M4S</meta:editing-duration>
    <meta:editing-cycles>1</meta:editing-cycles>
    <meta:document-statistic meta:table-count="0" meta:image-count="0" meta:object-count="0" meta:page-count="2" meta:paragraph-count="22" meta:word-count="776" meta:character-count="4493" meta:non-whitespace-character-count="3450"/>
    <meta:generator>LibreOffice/4.0.0.3$Windows_x86 LibreOffice_project/7545bee9c2a0782548772a21bc84a9dcc583b89</meta:generator>
  </office:meta>
</office:document-meta>
</file>